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>
            <text:p/>
          </table:table-cell>
          <table:table-cell table:style-name="ce4" table:formula="of:=IF(ISBLANK([$'functions.hpp'.F3]);&quot;&quot;;&quot;✓&quot;)">
            <text:p/>
          </table:table-cell>
          <table:table-cell table:style-name="ce4" table:number-columns-repeated="2"/>
          <table:table-cell table:style-name="ce2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>
            <text:p/>
          </table:table-cell>
          <table:table-cell table:style-name="ce4" table:formula="of:=IF(ISBLANK([$'functions.hpp'.F4]);&quot;&quot;;&quot;✓&quot;)">
            <text:p/>
          </table:table-cell>
          <table:table-cell table:style-name="ce4" table:number-columns-repeated="2"/>
          <table:table-cell table:style-name="ce2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>
            <text:p/>
          </table:table-cell>
          <table:table-cell table:style-name="ce4" table:formula="of:=IF(ISBLANK([$'functions.hpp'.F5]);&quot;&quot;;&quot;✓&quot;)">
            <text:p/>
          </table:table-cell>
          <table:table-cell table:style-name="ce4" table:number-columns-repeated="2"/>
          <table:table-cell table:style-name="ce2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>
            <text:p/>
          </table:table-cell>
          <table:table-cell table:style-name="ce4" table:formula="of:=IF(ISBLANK([$'functions.hpp'.F6]);&quot;&quot;;&quot;✓&quot;)">
            <text:p/>
          </table:table-cell>
          <table:table-cell table:style-name="ce4" table:number-columns-repeated="2"/>
          <table:table-cell table:style-name="ce2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>
            <text:p/>
          </table:table-cell>
          <table:table-cell table:style-name="ce4" table:formula="of:=IF(ISBLANK([$'functions.hpp'.F12]);&quot;&quot;;&quot;✓&quot;)">
            <text:p/>
          </table:table-cell>
          <table:table-cell table:style-name="ce4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>
            <text:p/>
          </table:table-cell>
          <table:table-cell table:style-name="ce4" table:formula="of:=IF(ISBLANK([$'functions.hpp'.F13]);&quot;&quot;;&quot;✓&quot;)">
            <text:p/>
          </table:table-cell>
          <table:table-cell table:style-name="ce4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>
            <text:p/>
          </table:table-cell>
          <table:table-cell table:style-name="ce4" table:formula="of:=IF(ISBLANK([$'functions.hpp'.F14]);&quot;&quot;;&quot;✓&quot;)">
            <text:p/>
          </table:table-cell>
          <table:table-cell table:style-name="ce4" table:number-columns-repeated="2"/>
          <table:table-cell table:style-name="ce2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>
            <text:p/>
          </table:table-cell>
          <table:table-cell table:style-name="ce4" table:formula="of:=IF(ISBLANK([$'functions.hpp'.F15]);&quot;&quot;;&quot;✓&quot;)">
            <text:p/>
          </table:table-cell>
          <table:table-cell table:style-name="ce4" table:number-columns-repeated="2"/>
          <table:table-cell table:style-name="ce2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>
            <text:p/>
          </table:table-cell>
          <table:table-cell table:style-name="ce4" table:formula="of:=IF(ISBLANK([$'functions.hpp'.F16]);&quot;&quot;;&quot;✓&quot;)">
            <text:p/>
          </table:table-cell>
          <table:table-cell table:style-name="ce4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>
            <text:p/>
          </table:table-cell>
          <table:table-cell table:style-name="ce4" table:formula="of:=IF(ISBLANK([$'functions.hpp'.F18]);&quot;&quot;;&quot;✓&quot;)">
            <text:p/>
          </table:table-cell>
          <table:table-cell table:style-name="ce4" table:number-columns-repeated="2"/>
          <table:table-cell table:style-name="ce2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>
            <text:p/>
          </table:table-cell>
          <table:table-cell table:style-name="ce4" table:formula="of:=IF(ISBLANK([$'functions.hpp'.F19]);&quot;&quot;;&quot;✓&quot;)">
            <text:p/>
          </table:table-cell>
          <table:table-cell table:style-name="ce4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>
            <text:p/>
          </table:table-cell>
          <table:table-cell table:style-name="ce4" table:formula="of:=IF(ISBLANK([$'functions.hpp'.F20]);&quot;&quot;;&quot;✓&quot;)">
            <text:p/>
          </table:table-cell>
          <table:table-cell table:style-name="ce4" table:number-columns-repeated="2"/>
          <table:table-cell table:style-name="ce2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>
            <text:p/>
          </table:table-cell>
          <table:table-cell table:style-name="ce4" table:formula="of:=IF(ISBLANK([$'functions.hpp'.F23]);&quot;&quot;;&quot;✓&quot;)">
            <text:p/>
          </table:table-cell>
          <table:table-cell table:style-name="ce4" table:number-columns-repeated="2"/>
          <table:table-cell table:style-name="ce2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>
            <text:p/>
          </table:table-cell>
          <table:table-cell table:style-name="ce4" table:formula="of:=IF(ISBLANK([$'functions.hpp'.F25]);&quot;&quot;;&quot;✓&quot;)">
            <text:p/>
          </table:table-cell>
          <table:table-cell table:style-name="ce4" table:number-columns-repeated="2"/>
          <table:table-cell table:style-name="ce2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>
            <text:p/>
          </table:table-cell>
          <table:table-cell table:style-name="ce4" table:formula="of:=IF(ISBLANK([$'functions.hpp'.F26]);&quot;&quot;;&quot;✓&quot;)">
            <text:p/>
          </table:table-cell>
          <table:table-cell table:style-name="ce4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>
            <text:p/>
          </table:table-cell>
          <table:table-cell table:style-name="ce4" table:formula="of:=IF(ISBLANK([$'functions.hpp'.F27]);&quot;&quot;;&quot;✓&quot;)">
            <text:p/>
          </table:table-cell>
          <table:table-cell table:style-name="ce4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>
            <text:p/>
          </table:table-cell>
          <table:table-cell table:style-name="ce4" table:formula="of:=IF(ISBLANK([$'functions.hpp'.F30]);&quot;&quot;;&quot;✓&quot;)">
            <text:p/>
          </table:table-cell>
          <table:table-cell table:style-name="ce4" table:number-columns-repeated="2"/>
          <table:table-cell table:style-name="ce2"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>
            <text:p/>
          </table:table-cell>
          <table:table-cell table:style-name="ce4" table:formula="of:=IF(ISBLANK([$'functions.hpp'.F31]);&quot;&quot;;&quot;✓&quot;)">
            <text:p/>
          </table:table-cell>
          <table:table-cell table:style-name="ce4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>
            <text:p/>
          </table:table-cell>
          <table:table-cell table:style-name="ce4" table:formula="of:=IF(ISBLANK([$'functions.hpp'.F34]);&quot;&quot;;&quot;✓&quot;)">
            <text:p/>
          </table:table-cell>
          <table:table-cell table:style-name="ce4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>
            <text:p/>
          </table:table-cell>
          <table:table-cell table:style-name="ce4" table:formula="of:=IF(ISBLANK([$'functions.hpp'.F35]);&quot;&quot;;&quot;✓&quot;)">
            <text:p/>
          </table:table-cell>
          <table:table-cell table:style-name="ce4" table:number-columns-repeated="2"/>
          <table:table-cell table:style-name="ce2" table:formula="of:=([.C34]=&quot;✓&quot;)+([.D34]=&quot;✓&quot;)+([.E34]=&quot;✓&quot;)+([.F3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>
            <text:p/>
          </table:table-cell>
          <table:table-cell table:style-name="ce4" table:formula="of:=IF(ISBLANK([$'functions.hpp'.F36]);&quot;&quot;;&quot;✓&quot;)">
            <text:p/>
          </table:table-cell>
          <table:table-cell table:style-name="ce4" table:number-columns-repeated="2"/>
          <table:table-cell table:style-name="ce2" table:formula="of:=([.C35]=&quot;✓&quot;)+([.D35]=&quot;✓&quot;)+([.E35]=&quot;✓&quot;)+([.F3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>
            <text:p/>
          </table:table-cell>
          <table:table-cell table:style-name="ce4" table:formula="of:=IF(ISBLANK([$'functions.hpp'.F37]);&quot;&quot;;&quot;✓&quot;)">
            <text:p/>
          </table:table-cell>
          <table:table-cell table:style-name="ce4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>
            <text:p/>
          </table:table-cell>
          <table:table-cell table:style-name="ce4" table:formula="of:=IF(ISBLANK([$'functions.hpp'.F39]);&quot;&quot;;&quot;✓&quot;)">
            <text:p/>
          </table:table-cell>
          <table:table-cell table:style-name="ce4" table:number-columns-repeated="2"/>
          <table:table-cell table:style-name="ce2" table:formula="of:=([.C38]=&quot;✓&quot;)+([.D38]=&quot;✓&quot;)+([.E38]=&quot;✓&quot;)+([.F3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>
            <text:p/>
          </table:table-cell>
          <table:table-cell table:style-name="ce4" table:formula="of:=IF(ISBLANK([$'functions.hpp'.F41]);&quot;&quot;;&quot;✓&quot;)">
            <text:p/>
          </table:table-cell>
          <table:table-cell table:style-name="ce4" table:number-columns-repeated="2"/>
          <table:table-cell table:style-name="ce2" table:formula="of:=([.C40]=&quot;✓&quot;)+([.D40]=&quot;✓&quot;)+([.E40]=&quot;✓&quot;)+([.F4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>
            <text:p/>
          </table:table-cell>
          <table:table-cell table:style-name="ce4" table:formula="of:=IF(ISBLANK([$'functions.hpp'.F43]);&quot;&quot;;&quot;✓&quot;)">
            <text:p/>
          </table:table-cell>
          <table:table-cell table:style-name="ce4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>
            <text:p/>
          </table:table-cell>
          <table:table-cell table:style-name="ce4" table:formula="of:=IF(ISBLANK([$'functions.hpp'.F45]);&quot;&quot;;&quot;✓&quot;)">
            <text:p/>
          </table:table-cell>
          <table:table-cell table:style-name="ce4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>
            <text:p/>
          </table:table-cell>
          <table:table-cell table:style-name="ce4" table:formula="of:=IF(ISBLANK([$'functions.hpp'.F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>
            <text:p/>
          </table:table-cell>
          <table:table-cell table:style-name="ce4" table:formula="of:=IF(ISBLANK([$'functions.hpp'.F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>
            <text:p/>
          </table:table-cell>
          <table:table-cell table:style-name="ce4" table:formula="of:=IF(ISBLANK([$'functions.hpp'.F48]);&quot;&quot;;&quot;✓&quot;)">
            <text:p/>
          </table:table-cell>
          <table:table-cell table:style-name="ce4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>
            <text:p/>
          </table:table-cell>
          <table:table-cell table:style-name="ce4" table:formula="of:=IF(ISBLANK([$'functions.hpp'.F52]);&quot;&quot;;&quot;✓&quot;)">
            <text:p/>
          </table:table-cell>
          <table:table-cell table:style-name="ce4" table:number-columns-repeated="2"/>
          <table:table-cell table:style-name="ce2" table:formula="of:=([.C51]=&quot;✓&quot;)+([.D51]=&quot;✓&quot;)+([.E51]=&quot;✓&quot;)+([.F5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>
            <text:p/>
          </table:table-cell>
          <table:table-cell table:style-name="ce4" table:formula="of:=IF(ISBLANK([$'functions.hpp'.F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>
            <text:p/>
          </table:table-cell>
          <table:table-cell table:style-name="ce4" table:formula="of:=IF(ISBLANK([$'functions.hpp'.F56]);&quot;&quot;;&quot;✓&quot;)">
            <text:p/>
          </table:table-cell>
          <table:table-cell table:style-name="ce4" table:number-columns-repeated="2"/>
          <table:table-cell table:style-name="ce2" table:formula="of:=([.C55]=&quot;✓&quot;)+([.D55]=&quot;✓&quot;)+([.E55]=&quot;✓&quot;)+([.F5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>
            <text:p/>
          </table:table-cell>
          <table:table-cell table:style-name="ce4" table:formula="of:=IF(ISBLANK([$'functions.hpp'.F57]);&quot;&quot;;&quot;✓&quot;)">
            <text:p/>
          </table:table-cell>
          <table:table-cell table:style-name="ce4" table:number-columns-repeated="2"/>
          <table:table-cell table:style-name="ce2" table:formula="of:=([.C56]=&quot;✓&quot;)+([.D56]=&quot;✓&quot;)+([.E56]=&quot;✓&quot;)+([.F5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>
            <text:p/>
          </table:table-cell>
          <table:table-cell table:style-name="ce4" table:formula="of:=IF(ISBLANK([$'functions.hpp'.F58]);&quot;&quot;;&quot;✓&quot;)">
            <text:p/>
          </table:table-cell>
          <table:table-cell table:style-name="ce4" table:number-columns-repeated="2"/>
          <table:table-cell table:style-name="ce2" table:formula="of:=([.C57]=&quot;✓&quot;)+([.D57]=&quot;✓&quot;)+([.E57]=&quot;✓&quot;)+([.F5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>
            <text:p/>
          </table:table-cell>
          <table:table-cell table:style-name="ce4" table:formula="of:=IF(ISBLANK([$'functions.hpp'.F59]);&quot;&quot;;&quot;✓&quot;)">
            <text:p/>
          </table:table-cell>
          <table:table-cell table:style-name="ce4" table:number-columns-repeated="2"/>
          <table:table-cell table:style-name="ce2" table:formula="of:=([.C58]=&quot;✓&quot;)+([.D58]=&quot;✓&quot;)+([.E58]=&quot;✓&quot;)+([.F5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>
            <text:p/>
          </table:table-cell>
          <table:table-cell table:style-name="ce4" table:formula="of:=IF(ISBLANK([$'functions.hpp'.F60]);&quot;&quot;;&quot;✓&quot;)">
            <text:p/>
          </table:table-cell>
          <table:table-cell table:style-name="ce4" table:number-columns-repeated="2"/>
          <table:table-cell table:style-name="ce2" table:formula="of:=([.C59]=&quot;✓&quot;)+([.D59]=&quot;✓&quot;)+([.E59]=&quot;✓&quot;)+([.F5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>
            <text:p/>
          </table:table-cell>
          <table:table-cell table:style-name="ce4" table:formula="of:=IF(ISBLANK([$'functions.hpp'.F63]);&quot;&quot;;&quot;✓&quot;)">
            <text:p/>
          </table:table-cell>
          <table:table-cell table:style-name="ce4" table:number-columns-repeated="2"/>
          <table:table-cell table:style-name="ce2" table:formula="of:=([.C62]=&quot;✓&quot;)+([.D62]=&quot;✓&quot;)+([.E62]=&quot;✓&quot;)+([.F6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>
            <text:p/>
          </table:table-cell>
          <table:table-cell table:style-name="ce4" table:formula="of:=IF(ISBLANK([$'functions.hpp'.F64]);&quot;&quot;;&quot;✓&quot;)">
            <text:p/>
          </table:table-cell>
          <table:table-cell table:style-name="ce4" table:number-columns-repeated="2"/>
          <table:table-cell table:style-name="ce2" table:formula="of:=([.C63]=&quot;✓&quot;)+([.D63]=&quot;✓&quot;)+([.E63]=&quot;✓&quot;)+([.F6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>
            <text:p/>
          </table:table-cell>
          <table:table-cell table:style-name="ce4" table:formula="of:=IF(ISBLANK([$'functions.hpp'.F66]);&quot;&quot;;&quot;✓&quot;)">
            <text:p/>
          </table:table-cell>
          <table:table-cell table:style-name="ce4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>
            <text:p/>
          </table:table-cell>
          <table:table-cell table:style-name="ce4" table:formula="of:=IF(ISBLANK([$'functions.hpp'.F67]);&quot;&quot;;&quot;✓&quot;)">
            <text:p/>
          </table:table-cell>
          <table:table-cell table:style-name="ce4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>
            <text:p/>
          </table:table-cell>
          <table:table-cell table:style-name="ce4" table:formula="of:=IF(ISBLANK([$'functions.hpp'.F68]);&quot;&quot;;&quot;✓&quot;)">
            <text:p/>
          </table:table-cell>
          <table:table-cell table:style-name="ce4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>
            <text:p/>
          </table:table-cell>
          <table:table-cell table:style-name="ce4" table:formula="of:=IF(ISBLANK([$'functions.hpp'.F70]);&quot;&quot;;&quot;✓&quot;)">
            <text:p/>
          </table:table-cell>
          <table:table-cell table:style-name="ce4" table:number-columns-repeated="2"/>
          <table:table-cell table:style-name="ce2" table:formula="of:=([.C69]=&quot;✓&quot;)+([.D69]=&quot;✓&quot;)+([.E69]=&quot;✓&quot;)+([.F6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>
            <text:p/>
          </table:table-cell>
          <table:table-cell table:style-name="ce4" table:formula="of:=IF(ISBLANK([$'functions.hpp'.F71]);&quot;&quot;;&quot;✓&quot;)">
            <text:p/>
          </table:table-cell>
          <table:table-cell table:style-name="ce4" table:number-columns-repeated="2"/>
          <table:table-cell table:style-name="ce2" table:formula="of:=([.C70]=&quot;✓&quot;)+([.D70]=&quot;✓&quot;)+([.E70]=&quot;✓&quot;)+([.F7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>
            <text:p/>
          </table:table-cell>
          <table:table-cell table:style-name="ce4" table:formula="of:=IF(ISBLANK([$'functions.hpp'.F72]);&quot;&quot;;&quot;✓&quot;)">
            <text:p/>
          </table:table-cell>
          <table:table-cell table:style-name="ce4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>
            <text:p/>
          </table:table-cell>
          <table:table-cell table:style-name="ce4" table:formula="of:=IF(ISBLANK([$'functions.hpp'.F73]);&quot;&quot;;&quot;✓&quot;)">
            <text:p/>
          </table:table-cell>
          <table:table-cell table:style-name="ce4" table:number-columns-repeated="2"/>
          <table:table-cell table:style-name="ce2" table:formula="of:=([.C72]=&quot;✓&quot;)+([.D72]=&quot;✓&quot;)+([.E72]=&quot;✓&quot;)+([.F7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>
            <text:p/>
          </table:table-cell>
          <table:table-cell table:style-name="ce4" table:formula="of:=IF(ISBLANK([$'functions.hpp'.F74]);&quot;&quot;;&quot;✓&quot;)">
            <text:p/>
          </table:table-cell>
          <table:table-cell table:style-name="ce4" table:number-columns-repeated="2"/>
          <table:table-cell table:style-name="ce2" table:formula="of:=([.C73]=&quot;✓&quot;)+([.D73]=&quot;✓&quot;)+([.E73]=&quot;✓&quot;)+([.F7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>
            <text:p/>
          </table:table-cell>
          <table:table-cell table:style-name="ce4" table:formula="of:=IF(ISBLANK([$'functions.hpp'.F76]);&quot;&quot;;&quot;✓&quot;)">
            <text:p/>
          </table:table-cell>
          <table:table-cell table:style-name="ce4" table:number-columns-repeated="2"/>
          <table:table-cell table:style-name="ce2"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>
            <text:p/>
          </table:table-cell>
          <table:table-cell table:style-name="ce4" table:formula="of:=IF(ISBLANK([$'functions.hpp'.F78]);&quot;&quot;;&quot;✓&quot;)">
            <text:p/>
          </table:table-cell>
          <table:table-cell table:style-name="ce4" table:number-columns-repeated="2"/>
          <table:table-cell table:style-name="ce2" table:formula="of:=([.C77]=&quot;✓&quot;)+([.D77]=&quot;✓&quot;)+([.E77]=&quot;✓&quot;)+([.F7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>
            <text:p/>
          </table:table-cell>
          <table:table-cell table:style-name="ce4" table:formula="of:=IF(ISBLANK([$'functions.hpp'.F79]);&quot;&quot;;&quot;✓&quot;)">
            <text:p/>
          </table:table-cell>
          <table:table-cell table:style-name="ce4" table:number-columns-repeated="2"/>
          <table:table-cell table:style-name="ce2" table:formula="of:=([.C78]=&quot;✓&quot;)+([.D78]=&quot;✓&quot;)+([.E78]=&quot;✓&quot;)+([.F7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>
            <text:p/>
          </table:table-cell>
          <table:table-cell table:style-name="ce4" table:formula="of:=IF(ISBLANK([$'functions.hpp'.F80]);&quot;&quot;;&quot;✓&quot;)">
            <text:p/>
          </table:table-cell>
          <table:table-cell table:style-name="ce4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>
            <text:p/>
          </table:table-cell>
          <table:table-cell table:style-name="ce4" table:formula="of:=IF(ISBLANK([$'functions.hpp'.F81]);&quot;&quot;;&quot;✓&quot;)">
            <text:p/>
          </table:table-cell>
          <table:table-cell table:style-name="ce4" table:number-columns-repeated="2"/>
          <table:table-cell table:style-name="ce2" table:formula="of:=([.C80]=&quot;✓&quot;)+([.D80]=&quot;✓&quot;)+([.E80]=&quot;✓&quot;)+([.F8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>
            <text:p/>
          </table:table-cell>
          <table:table-cell table:style-name="ce4" table:formula="of:=IF(ISBLANK([$'functions.hpp'.F82]);&quot;&quot;;&quot;✓&quot;)">
            <text:p/>
          </table:table-cell>
          <table:table-cell table:style-name="ce4" table:number-columns-repeated="2"/>
          <table:table-cell table:style-name="ce2" table:formula="of:=([.C81]=&quot;✓&quot;)+([.D81]=&quot;✓&quot;)+([.E81]=&quot;✓&quot;)+([.F8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>
            <text:p/>
          </table:table-cell>
          <table:table-cell table:style-name="ce4" table:formula="of:=IF(ISBLANK([$'functions.hpp'.F85]);&quot;&quot;;&quot;✓&quot;)">
            <text:p/>
          </table:table-cell>
          <table:table-cell table:style-name="ce4" table:number-columns-repeated="2"/>
          <table:table-cell table:style-name="ce2" table:formula="of:=([.C84]=&quot;✓&quot;)+([.D84]=&quot;✓&quot;)+([.E84]=&quot;✓&quot;)+([.F8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>
            <text:p/>
          </table:table-cell>
          <table:table-cell table:style-name="ce4" table:formula="of:=IF(ISBLANK([$'functions.hpp'.F86]);&quot;&quot;;&quot;✓&quot;)">
            <text:p/>
          </table:table-cell>
          <table:table-cell table:style-name="ce4" table:number-columns-repeated="2"/>
          <table:table-cell table:style-name="ce2" table:formula="of:=([.C85]=&quot;✓&quot;)+([.D85]=&quot;✓&quot;)+([.E85]=&quot;✓&quot;)+([.F8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>
            <text:p/>
          </table:table-cell>
          <table:table-cell table:style-name="ce4" table:formula="of:=IF(ISBLANK([$'functions.hpp'.F88]);&quot;&quot;;&quot;✓&quot;)">
            <text:p/>
          </table:table-cell>
          <table:table-cell table:style-name="ce4" table:number-columns-repeated="2"/>
          <table:table-cell table:style-name="ce2" table:formula="of:=([.C87]=&quot;✓&quot;)+([.D87]=&quot;✓&quot;)+([.E87]=&quot;✓&quot;)+([.F8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>
            <text:p/>
          </table:table-cell>
          <table:table-cell table:style-name="ce4" table:formula="of:=IF(ISBLANK([$'functions.hpp'.F90]);&quot;&quot;;&quot;✓&quot;)">
            <text:p/>
          </table:table-cell>
          <table:table-cell table:style-name="ce4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>
            <text:p/>
          </table:table-cell>
          <table:table-cell table:style-name="ce4" table:formula="of:=IF(ISBLANK([$'functions.hpp'.F91]);&quot;&quot;;&quot;✓&quot;)">
            <text:p/>
          </table:table-cell>
          <table:table-cell table:style-name="ce4" table:number-columns-repeated="2"/>
          <table:table-cell table:style-name="ce2" table:formula="of:=([.C90]=&quot;✓&quot;)+([.D90]=&quot;✓&quot;)+([.E90]=&quot;✓&quot;)+([.F9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36" calcext:value-type="float">
            <text:p>36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101123595505618" calcext:value-type="percentage">
            <text:p>10,11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 style:data-style-name="N2" text:time-value="15:37:47.07066932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2-22T15:41:43.323058742</dc:date>
    <dc:creator>Paweł Tomulik</dc:creator>
    <meta:editing-duration>PT1H57M57S</meta:editing-duration>
    <meta:editing-cycles>43</meta:editing-cycles>
    <meta:generator>LibreOffice/4.3.3.2$Linux_X86_64 LibreOffice_project/430m0$Build-2</meta:generator>
    <meta:document-statistic meta:table-count="2" meta:cell-count="819" meta:object-count="0"/>
  </office:meta>
</office:document-meta>
</file>